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cm" fo:min-width="4.2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4.2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5cm" fo:min-width="3.75cm"/>
      <style:paragraph-properties style:writing-mode="lr-tb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063cm" fo:min-width="3.25cm"/>
      <style:paragraph-properties style:writing-mode="lr-tb"/>
    </style:style>
    <style:style style:name="gr6" style:family="graphic" style:parent-style-name="standard">
      <style:graphic-properties draw:stroke="dash" draw:stroke-dash="Long_20_Dot" svg:stroke-linecap="butt" draw:textarea-vertical-align="middle"/>
    </style:style>
    <style:style style:name="gr7" style:family="graphic" style:parent-style-name="standard">
      <style:graphic-properties draw:fill-color="#cccccc" draw:textarea-horizontal-align="justify" draw:textarea-vertical-align="middle" draw:auto-grow-height="false" fo:min-height="6.75cm" fo:min-width="6.5cm"/>
      <style:paragraph-properties style:writing-mode="lr-tb"/>
    </style:style>
    <style:style style:name="gr8" style:family="graphic" style:parent-style-name="standard">
      <style:graphic-properties draw:fill-color="#cccccc" draw:textarea-horizontal-align="justify" draw:textarea-vertical-align="middle" draw:auto-grow-height="false" fo:min-height="8.25cm" fo:min-width="6.25cm"/>
      <style:paragraph-properties style:writing-mode="lr-tb"/>
    </style:style>
    <style:style style:name="gr9" style:family="graphic" style:parent-style-name="standard">
      <style:graphic-properties draw:fill-color="#cccccc" draw:textarea-horizontal-align="justify" draw:textarea-vertical-align="middle" draw:auto-grow-height="false" fo:min-height="4.5cm" fo:min-width="5.75cm"/>
      <style:paragraph-properties style:writing-mode="lr-tb"/>
    </style:style>
    <style:style style:name="gr10" style:family="graphic" style:parent-style-name="standard">
      <style:graphic-properties draw:fill-color="#cccccc" draw:textarea-horizontal-align="justify" draw:textarea-vertical-align="middle" draw:auto-grow-height="false" fo:min-height="3.5cm" fo:min-width="5.75cm"/>
      <style:paragraph-properties style:writing-mode="lr-tb"/>
    </style:style>
    <style:style style:name="gr11" style:family="graphic" style:parent-style-name="standard">
      <style:graphic-properties draw:fill-color="#cccccc" draw:textarea-horizontal-align="justify" draw:textarea-vertical-align="middle" draw:auto-grow-height="false" fo:min-height="5.75cm" fo:min-width="5.7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-color="#cccccc"/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75cm" svg:height="1.75cm" svg:x="1.75cm" svg:y="2.55cm">
          <text:p text:style-name="P1">Colegio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4.75cm" svg:height="1.75cm" svg:x="14.75cm" svg:y="2.5cm">
          <text:p text:style-name="P1">Alumno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4.75cm" svg:height="2cm" svg:x="8cm" svg:y="2.25cm">
          <text:p text:style-name="P1">Matricula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4.75cm" svg:height="1.75cm" svg:x="1.75cm" svg:y="5.5cm">
          <text:p text:style-name="P1">Docente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4.75cm" svg:height="1.75cm" svg:x="1.75cm" svg:y="8.5cm">
          <text:p text:style-name="P1">Carga_academica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4.75cm" svg:height="1.75cm" svg:x="1.75cm" svg:y="11.25cm">
          <text:p text:style-name="P1">asignatura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4.75cm" svg:height="1.75cm" svg:x="7.25cm" svg:y="14.5cm">
          <text:p text:style-name="P1">Horario/curso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4.25cm" svg:height="1.75cm" svg:x="7.5cm" svg:y="18.25cm">
          <text:p text:style-name="P1">Aula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4.75cm" svg:height="1.75cm" svg:x="7.25cm" svg:y="22.25cm">
          <text:p text:style-name="P1">Preceptor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4.125cm" svg:y1="4.3cm" svg:x2="4.125cm" svg:y2="5.5cm" draw:start-shape="id1" draw:start-glue-point="2" draw:end-shape="id2" draw:end-glue-point="0" svg:d="M4125 4300v1200" svg:viewBox="0 0 1 1201">
          <text:p/>
        </draw:connector>
        <draw:connector draw:style-name="gr4" draw:text-style-name="P2" draw:layer="layout" svg:x1="4.125cm" svg:y1="7.25cm" svg:x2="4.125cm" svg:y2="8.5cm" draw:start-shape="id2" draw:start-glue-point="2" draw:end-shape="id3" draw:end-glue-point="0" svg:d="M4125 7250v1250" svg:viewBox="0 0 1 1251">
          <text:p/>
        </draw:connector>
        <draw:connector draw:style-name="gr4" draw:text-style-name="P2" draw:layer="layout" svg:x1="4.125cm" svg:y1="10.25cm" svg:x2="4.125cm" svg:y2="11.25cm" draw:start-shape="id3" draw:start-glue-point="2" draw:end-shape="id4" draw:end-glue-point="0" svg:d="M4125 10250v1000" svg:viewBox="0 0 1 1001">
          <text:p/>
        </draw:connector>
        <draw:connector draw:style-name="gr4" draw:text-style-name="P2" draw:layer="layout" svg:x1="6.5cm" svg:y1="9.375cm" svg:x2="9.625cm" svg:y2="14.5cm" draw:start-shape="id3" draw:start-glue-point="1" draw:end-shape="id5" draw:end-glue-point="0" svg:d="M6500 9375h3125v5125" svg:viewBox="0 0 3126 5126">
          <text:p/>
        </draw:connector>
        <draw:connector draw:style-name="gr4" draw:text-style-name="P2" draw:layer="layout" svg:x1="9.625cm" svg:y1="16.25cm" svg:x2="9.625cm" svg:y2="18.25cm" draw:start-shape="id5" draw:start-glue-point="2" draw:end-shape="id6" draw:end-glue-point="0" svg:d="M9625 16250v2000" svg:viewBox="0 0 1 2001">
          <text:p/>
        </draw:connector>
        <draw:connector draw:style-name="gr4" draw:text-style-name="P2" draw:layer="layout" svg:x1="9.625cm" svg:y1="20cm" svg:x2="9.625cm" svg:y2="22.25cm" draw:start-shape="id6" draw:start-glue-point="2" draw:end-shape="id7" draw:end-glue-point="0" svg:d="M9625 20000v2250" svg:viewBox="0 0 1 2251">
          <text:p/>
        </draw:connector>
        <draw:connector draw:style-name="gr4" draw:text-style-name="P2" draw:layer="layout" svg:x1="6.5cm" svg:y1="3.425cm" svg:x2="8cm" svg:y2="3.25cm" draw:start-shape="id1" draw:start-glue-point="1" draw:end-shape="id8" draw:end-glue-point="3" svg:d="M6500 3425h750v-175h750" svg:viewBox="0 0 1501 176">
          <text:p/>
        </draw:connector>
        <draw:connector draw:style-name="gr4" draw:text-style-name="P2" draw:layer="layout" svg:x1="12.75cm" svg:y1="3.25cm" svg:x2="14.75cm" svg:y2="3.375cm" draw:start-shape="id8" draw:start-glue-point="1" draw:end-shape="id9" draw:end-glue-point="3" svg:d="M12750 3250h1000v125h1000" svg:viewBox="0 0 2001 126">
          <text:p/>
        </draw:connector>
        <draw:custom-shape draw:style-name="gr1" draw:text-style-name="P1" xml:id="id11" draw:id="id11" draw:layer="layout" svg:width="4.75cm" svg:height="1.75cm" svg:x="15cm" svg:y="14.5cm">
          <text:p text:style-name="P1">Asistenci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75cm" svg:height="1.75cm" svg:x="18.5cm" svg:y="5.5cm">
          <text:p text:style-name="P1">Libret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75cm" svg:height="1.75cm" svg:x="18.5cm" svg:y="8.75cm">
          <text:p text:style-name="P1">Calificacion</text:p>
          <draw:enhanced-geometry svg:viewBox="0 0 21600 21600" draw:type="rectangle" draw:enhanced-path="M 0 0 L 21600 0 21600 21600 0 21600 0 0 Z N"/>
        </draw:custom-shape>
        <draw:custom-shape draw:style-name="gr5" draw:text-style-name="P1" xml:id="id10" draw:id="id10" draw:layer="layout" svg:width="3.75cm" svg:height="1.313cm" svg:x="1.25cm" svg:y="14.75cm">
          <text:p text:style-name="P1">Turno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7.25cm" svg:y1="15.375cm" svg:x2="5cm" svg:y2="15.406cm" draw:start-shape="id5" draw:start-glue-point="3" draw:end-shape="id10" draw:end-glue-point="1" svg:d="M7250 15375h-1125v31h-1125" svg:viewBox="0 0 2251 32">
          <text:p/>
        </draw:connector>
        <draw:connector draw:style-name="gr4" draw:text-style-name="P2" draw:layer="layout" svg:x1="12cm" svg:y1="15.375cm" svg:x2="15cm" svg:y2="15.375cm" draw:start-shape="id5" draw:end-shape="id11" draw:end-glue-point="3" svg:d="M12000 15375h3000" svg:viewBox="0 0 3001 1">
          <text:p/>
        </draw:connector>
        <draw:connector draw:style-name="gr6" draw:text-style-name="P2" draw:layer="layout" svg:x1="17.125cm" svg:y1="4.25cm" svg:x2="9.625cm" svg:y2="14.5cm" draw:start-shape="id9" draw:start-glue-point="2" draw:end-shape="id5" svg:d="M17125 4250v5125h-7500v5125" svg:viewBox="0 0 7501 10251">
          <text:p/>
        </draw:connector>
        <draw:custom-shape draw:style-name="gr7" draw:text-style-name="P4" draw:layer="layout" svg:width="7cm" svg:height="7cm" svg:x="25.75cm" svg:y="2.25cm">
          <text:p text:style-name="P1"><text:span text:style-name="T1">Horario/curso</text:span></text:p>
          <text:p text:style-name="P3">@idcurso</text:p>
          <text:p text:style-name="P3">#asignatura_id</text:p>
          <text:p text:style-name="P3">#aula_id</text:p>
          <text:p text:style-name="P3">#alumno_id</text:p>
          <text:p text:style-name="P3">#turno_id</text:p>
          <text:p text:style-name="P3">+hora_inicio</text:p>
          <text:p text:style-name="P3">+hora_fin</text:p>
          <text:p text:style-name="P3">+dia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6.75cm" svg:height="8.5cm" svg:x="33.75cm" svg:y="2cm">
          <text:p text:style-name="P1"><text:span text:style-name="T1">Carga_Academica</text:span></text:p>
          <text:p text:style-name="P3">@idcarga</text:p>
          <text:p text:style-name="P3">#asignatura_id</text:p>
          <text:p text:style-name="P3">#docente_id</text:p>
          <text:p text:style-name="P3">+cargoHoras{cant horas}</text:p>
          <text:p text:style-name="P3">+tipoCargo{docente,administrativo,profesional,tecnico profesional}</text:p>
          <text:p text:style-name="P3">+caracter{titular,interino,suplente}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6.25cm" svg:height="4.75cm" svg:x="26cm" svg:y="9.75cm">
          <text:p text:style-name="P1"><text:span text:style-name="T1">Aula</text:span></text:p>
          <text:p text:style-name="P3">@idAula</text:p>
          <text:p text:style-name="P3">#preceptor_id</text:p>
          <text:p text:style-name="P3">+capacidad</text:p>
          <text:p text:style-name="P3">+ubicacion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6.25cm" svg:height="3.75cm" svg:x="33.75cm" svg:y="11.5cm">
          <text:p text:style-name="P1"><text:span text:style-name="T1">Asignatura</text:span></text:p>
          <text:p text:style-name="P3">@idAsignatura</text:p>
          <text:p text:style-name="P3">+nombre</text:p>
          <text:p text:style-name="P3">+descripcion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6.25cm" svg:height="4.75cm" svg:x="26cm" svg:y="15.5cm">
          <text:p text:style-name="P1"><text:span text:style-name="T1">Turno</text:span></text:p>
          <text:p text:style-name="P3">@idTurno</text:p>
          <text:p text:style-name="P3">+nombre (mañana, tarde)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6.25cm" svg:height="6cm" svg:x="33.25cm" svg:y="16.75cm">
          <text:p text:style-name="P1"><text:span text:style-name="T1">Matricula</text:span></text:p>
          <text:p text:style-name="P3">@idMatricula</text:p>
          <text:p text:style-name="P3">#colegio_id</text:p>
          <text:p text:style-name="P3">#alumno_id</text:p>
          <text:p text:style-name="P3">+fechaInscripcion</text:p>
          <text:p text:style-name="P3">+añoAcademico</text:p>
          <text:p text:style-name="P3">+condicionIngreso</text:p>
          <text:p text:style-name="P3">+fechaReinscripcion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2-09-20T14:27:42.661464138</meta:creation-date>
    <dc:date>2022-10-03T20:28:45.280651735</dc:date>
    <meta:editing-duration>PT2H10M26S</meta:editing-duration>
    <meta:editing-cycles>17</meta:editing-cycles>
    <meta:generator>LibreOffice/7.0.4.2$Linux_X86_64 LibreOffice_project/00$Build-2</meta:generator>
    <meta:document-statistic meta:object-count="30"/>
  </office:meta>
</office:document-meta>
</file>